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.082cm" svg:y="4.429cm">
            <draw:object draw:notify-on-update-of-ranges="Feuille1.A1:Feuille1.A9 Feuille1.B1:Feuille1.B9 Feuille1.A1:Feuille1.A9 Feuille1.C1:Feuille1.C9 Feuille1.A1:Feuille1.A9 Feuille1.D1:Feuille1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 table:style-name="Default" office:value-type="string" calcext:value-type="string">
            <text:p>FD perturbation</text:p>
          </table:table-cell>
          <table:table-cell office:value-type="string" calcext:value-type="string">
            <text:p>cell id 102</text:p>
          </table:table-cell>
          <table:table-cell office:value-type="string" calcext:value-type="string">
            <text:p>cell id 99</text:p>
          </table:table-cell>
          <table:table-cell table:style-name="Default" office:value-type="string" calcext:value-type="string">
            <text:p>cell id 325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float" office:value="0.1" calcext:value-type="float">
            <text:p>0,1</text:p>
          </table:table-cell>
          <table:table-cell office:value-type="float" office:value="0.0000000875" calcext:value-type="float">
            <text:p>8,75E-08</text:p>
          </table:table-cell>
          <table:table-cell office:value-type="float" office:value="0.000000001" calcext:value-type="float">
            <text:p>1,00E-09</text:p>
          </table:table-cell>
          <table:table-cell office:value-type="float" office:value="0.0000000179" calcext:value-type="float">
            <text:p>1,79E-08</text:p>
          </table:table-cell>
        </table:table-row>
        <table:table-row table:style-name="ro1">
          <table:table-cell office:value-type="float" office:value="0.01" calcext:value-type="float">
            <text:p>1,00E-02</text:p>
          </table:table-cell>
          <table:table-cell office:value-type="float" office:value="0.000000099" calcext:value-type="float">
            <text:p>9,90E-08</text:p>
          </table:table-cell>
          <table:table-cell office:value-type="float" office:value="0.00000000113" calcext:value-type="float">
            <text:p>1,13E-09</text:p>
          </table:table-cell>
          <table:table-cell office:value-type="float" office:value="0.0000000165" calcext:value-type="float">
            <text:p>1,65E-08</text:p>
          </table:table-cell>
        </table:table-row>
        <table:table-row table:style-name="ro1">
          <table:table-cell office:value-type="float" office:value="0.003" calcext:value-type="float">
            <text:p>3,00E-03</text:p>
          </table:table-cell>
          <table:table-cell office:value-type="float" office:value="0.0000001" calcext:value-type="float">
            <text:p>1,00E-07</text:p>
          </table:table-cell>
          <table:table-cell office:value-type="float" office:value="0.00000000115" calcext:value-type="float">
            <text:p>1,15E-09</text:p>
          </table:table-cell>
          <table:table-cell office:value-type="float" office:value="0.0000000139" calcext:value-type="float">
            <text:p>1,39E-08</text:p>
          </table:table-cell>
        </table:table-row>
        <table:table-row table:style-name="ro1">
          <table:table-cell office:value-type="float" office:value="0.001" calcext:value-type="float">
            <text:p>1,00E-03</text:p>
          </table:table-cell>
          <table:table-cell office:value-type="float" office:value="0.000000101" calcext:value-type="float">
            <text:p>1,01E-07</text:p>
          </table:table-cell>
          <table:table-cell office:value-type="float" office:value="0.00000000115" calcext:value-type="float">
            <text:p>1,15E-09</text:p>
          </table:table-cell>
          <table:table-cell office:value-type="float" office:value="0.0000000162" calcext:value-type="float">
            <text:p>1,62E-08</text:p>
          </table:table-cell>
        </table:table-row>
        <table:table-row table:style-name="ro1">
          <table:table-cell office:value-type="float" office:value="0.0001" calcext:value-type="float">
            <text:p>1,00E-04</text:p>
          </table:table-cell>
          <table:table-cell office:value-type="float" office:value="0.000000102" calcext:value-type="float">
            <text:p>1,02E-07</text:p>
          </table:table-cell>
          <table:table-cell office:value-type="float" office:value="0.00000000116" calcext:value-type="float">
            <text:p>1,16E-09</text:p>
          </table:table-cell>
          <table:table-cell office:value-type="float" office:value="0.000000046" calcext:value-type="float">
            <text:p>4,60E-08</text:p>
          </table:table-cell>
        </table:table-row>
        <table:table-row table:style-name="ro1">
          <table:table-cell office:value-type="float" office:value="0.00001" calcext:value-type="float">
            <text:p>1,00E-05</text:p>
          </table:table-cell>
          <table:table-cell office:value-type="float" office:value="0.0000001016" calcext:value-type="float">
            <text:p>1,02E-07</text:p>
          </table:table-cell>
          <table:table-cell office:value-type="float" office:value="0.000000001074" calcext:value-type="float">
            <text:p>1,07E-09</text:p>
          </table:table-cell>
          <table:table-cell table:style-name="Default"/>
        </table:table-row>
        <table:table-row table:style-name="ro1">
          <table:table-cell office:value-type="float" office:value="0.000001" calcext:value-type="float">
            <text:p>1,00E-06</text:p>
          </table:table-cell>
          <table:table-cell office:value-type="float" office:value="0.000000101" calcext:value-type="float">
            <text:p>1,01E-07</text:p>
          </table:table-cell>
          <table:table-cell/>
          <table:table-cell office:value-type="float" office:value="0.00000029" calcext:value-type="float">
            <text:p>2,90E-07</text:p>
          </table:table-cell>
        </table:table-row>
        <table:table-row table:style-name="ro1"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14:01:39.642324007</meta:creation-date>
    <dc:date>2021-01-21T14:47:14.984842900</dc:date>
    <meta:editing-duration>PT5M5S</meta:editing-duration>
    <meta:editing-cycles>1</meta:editing-cycles>
    <meta:document-statistic meta:table-count="1" meta:cell-count="31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703cm" style:legend-expansion="high" chart:style-name="ch2"/>
        <chart:plot-area chart:style-name="ch3" table:cell-range-address="Feuille1.A1:Feuille1.D9" svg:x="0.32cm" svg:y="0.18cm" svg:width="12.428cm" svg:height="8.64cm">
          <chartooo:coordinate-region svg:x="1.947cm" svg:y="0.379cm" svg:width="10.70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1:Feuille1.B9" chart:class="chart:scatter">
            <chart:domain table:cell-range-address="Feuille1.A1:Feuille1.A9"/>
            <chart:data-point chart:repeated="9"/>
          </chart:series>
          <chart:series chart:style-name="ch8" chart:values-cell-range-address="Feuille1.C1:Feuille1.C9" chart:class="chart:scatter">
            <chart:data-point chart:repeated="9"/>
          </chart:series>
          <chart:series chart:style-name="ch9" chart:values-cell-range-address="Feuille1.D1:Feuille1.D9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euille1.A1:Feuille1.A9</svg:desc>
                </draw:g>
              </table:table-cell>
              <table:table-cell office:value-type="float" office:value="NaN">
                <text:p>NaN</text:p>
                <draw:g>
                  <svg:desc>Feuille1.B1:Feuille1.B9</svg:desc>
                </draw:g>
              </table:table-cell>
              <table:table-cell office:value-type="float" office:value="NaN">
                <text:p>NaN</text:p>
                <draw:g>
                  <svg:desc>Feuille1.C1:Feuille1.C9</svg:desc>
                </draw:g>
              </table:table-cell>
              <table:table-cell office:value-type="float" office:value="NaN">
                <text:p>NaN</text:p>
                <draw:g>
                  <svg:desc>Feuille1.D1:Feuille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00000875">
                <text:p>0.0000000875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179">
                <text:p>0.00000001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0.000000099">
                <text:p>0.000000099</text:p>
              </table:table-cell>
              <table:table-cell office:value-type="float" office:value="0.00000000113">
                <text:p>0.00000000113</text:p>
              </table:table-cell>
              <table:table-cell office:value-type="float" office:value="0.0000000165">
                <text:p>0.0000000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">
                <text:p>0.003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00115">
                <text:p>0.00000000115</text:p>
              </table:table-cell>
              <table:table-cell office:value-type="float" office:value="0.0000000139">
                <text:p>0.0000000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">
                <text:p>0.001</text:p>
              </table:table-cell>
              <table:table-cell office:value-type="float" office:value="0.000000101">
                <text:p>0.000000101</text:p>
              </table:table-cell>
              <table:table-cell office:value-type="float" office:value="0.00000000115">
                <text:p>0.00000000115</text:p>
              </table:table-cell>
              <table:table-cell office:value-type="float" office:value="0.0000000162">
                <text:p>0.00000001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">
                <text:p>0.0001</text:p>
              </table:table-cell>
              <table:table-cell office:value-type="float" office:value="0.000000102">
                <text:p>0.000000102</text:p>
              </table:table-cell>
              <table:table-cell office:value-type="float" office:value="0.00000000116">
                <text:p>0.00000000116</text:p>
              </table:table-cell>
              <table:table-cell office:value-type="float" office:value="0.000000046">
                <text:p>0.0000000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01016">
                <text:p>0.0000001016</text:p>
              </table:table-cell>
              <table:table-cell office:value-type="float" office:value="0.000000001074">
                <text:p>0.000000001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0101">
                <text:p>0.000000101</text:p>
              </table:table-cell>
              <table:table-cell office:value-type="float" office:value="NaN">
                <text:p>NaN</text:p>
              </table:table-cell>
              <table:table-cell office:value-type="float" office:value="0.00000029">
                <text:p>0.00000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